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paragraph-rsid="0016550c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 </text:p>
      <text:p text:style-name="P3"/>
      <text:p text:style-name="P3"/>
      <text:p text:style-name="P5">Handover Pack Compiler – File Collation Tool</text:p>
      <text:p text:style-name="P5">A console script to augment repetitive file collation.</text:p>
      <text:p text:style-name="P5">Python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9T19:44:28.323000000</dc:date>
    <meta:editing-duration>PT1H21M48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2" meta:word-count="167" meta:character-count="1082" meta:non-whitespace-character-count="929"/>
  </office:meta>
</office:document-meta>
</file>